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6007in" table:align="left"/>
    </style:style>
    <style:style style:name="Table1.A" style:family="table-column">
      <style:table-column-properties style:column-width="2.5792in"/>
    </style:style>
    <style:style style:name="Table1.B" style:family="table-column">
      <style:table-column-properties style:column-width="3.021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Quotations" style:list-style-name="L1"/>
    <style:style style:name="P3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การสร้าง <text:span text:style-name="Strong_20_Emphasis">Angular Dashboard (v20)</text:span> พร้อมการ <text:span text:style-name="Strong_20_Emphasis">custom template เอง</text:span> และ <text:span text:style-name="Strong_20_Emphasis">ใช้ไอเดียจาก ngx-admin</text:span> ทำได้เป็นขั้นตอนดังนี้:</text:p>
      <text:p text:style-name="Horizontal_20_Line"/>
      <text:h text:style-name="Heading_20_2" text:outline-level="2">✅ 1. ติดตั้ง Angular CLI</text:h>
      <text:p text:style-name="P1"><text:span text:style-name="Source_20_Text">npm install -g @angular/cli</text:span></text:p>
      <text:p text:style-name="Text_20_body">เช็กเวอร์ชันให้แน่ใจว่าเป็น Angular 20</text:p>
      <text:p text:style-name="P1"><text:span text:style-name="Source_20_Text">ng version</text:span></text:p>
      <text:p text:style-name="Text_20_body">หากยังไม่ใช่ v20:</text:p>
      <text:p text:style-name="P1"><text:span text:style-name="Source_20_Text">npm install -g @angular/cli@20</text:span></text:p>
      <text:p text:style-name="Horizontal_20_Line"/>
      <text:h text:style-name="Heading_20_2" text:outline-level="2">✅ 2. สร้างโปรเจกต์ Angular</text:h>
      <text:p text:style-name="P1"><text:span text:style-name="Source_20_Text">ng new my-dashboard --style=scss --routing</text:span></text:p>
      <text:list text:style-name="L1">
        <text:list-item>
          <text:p text:style-name="P2">เลือก SCSS เพื่อความเข้ากับ <text:span text:style-name="Source_20_Text">ngx-admin</text:span> หรือแนวทาง Tailwind ได้ง่ายขึ้น</text:p>
        </text:list-item>
        <text:list-item>
          <text:p text:style-name="P2">เปิด Routing เพื่อรองรับหน้า dashboard หลายหน้า</text:p>
        </text:list-item>
      </text:list>
      <text:p text:style-name="Horizontal_20_Line"/>
      <text:h text:style-name="Heading_20_2" text:outline-level="2">✅ 3. เข้าโฟลเดอร์โปรเจกต์</text:h>
      <text:p text:style-name="P1"><text:span text:style-name="Source_20_Text">cd my-dashboard</text:span></text:p>
      <text:p text:style-name="Horizontal_20_Line"/>
      <text:h text:style-name="Heading_20_2" text:outline-level="2">✅ 4. ติดตั้งไลบรารีที่เกี่ยวข้อง (optional ตามความต้องการ)</text:h>
      <text:p text:style-name="Text_20_body">ถ้าอยากอินสไปรจาก <text:span text:style-name="Source_20_Text">ngx-admin</text:span> ที่ใช้ Nebular UI:</text:p>
      <text:p text:style-name="P1"><text:span text:style-name="Source_20_Text">ng add @nebular/theme</text:span></text:p>
      <text:p text:style-name="Text_20_body">มันจะถามธีม เลือก <text:span text:style-name="Source_20_Text">corporate</text:span> หรือ <text:span text:style-name="Source_20_Text">dark</text:span> ได้ตามชอบ</text:p>
      <text:p text:style-name="Text_20_body">หรือถ้าอยากใช้ <text:span text:style-name="Strong_20_Emphasis">Tailwind CSS</text:span> (นิยมมากใน template custom):</text:p>
      <text:p text:style-name="Preformatted_20_Text"><text:span text:style-name="Source_20_Text">npm install -D tailwindcss postcss autoprefixer</text:span></text:p>
      <text:p text:style-name="P1"><text:span text:style-name="Source_20_Text">npx tailwindcss init</text:span></text:p>
      <text:p text:style-name="Text_20_body">จากนั้นแก้ไขไฟล์ <text:span text:style-name="Source_20_Text">tailwind.config.js</text:span> และ <text:span text:style-name="Source_20_Text">styles.scss</text:span> ตาม <text:a xlink:type="simple" xlink:href="https://tailwindcss.com/docs/guides/angular" text:style-name="Internet_20_link" text:visited-style-name="Visited_20_Internet_20_Link">Tailwind Angular setup guide</text:a></text:p>
      <text:p text:style-name="Horizontal_20_Line"/>
      <text:h text:style-name="Heading_20_2" text:outline-level="2"><text:soft-page-break/>✅ 5. สร้าง Layout Dashboard เอง</text:h>
      <text:h text:style-name="Heading_20_3" text:outline-level="3">🌐 สร้างโครงสร้างหน้า Dashboard:</text:h>
      <text:p text:style-name="Preformatted_20_Text"><text:span text:style-name="Source_20_Text">ng generate module pages --routing</text:span></text:p>
      <text:p text:style-name="P1"><text:span text:style-name="Source_20_Text">ng generate component pages/dashboard</text:span></text:p>
      <text:h text:style-name="Heading_20_3" text:outline-level="3">🧱 ตัวอย่างโครงสร้าง folder:</text:h>
      <text:p text:style-name="Preformatted_20_Text"><text:span text:style-name="Source_20_Text">src/</text:span></text:p>
      <text:p text:style-name="Preformatted_20_Text"><text:span text:style-name="Source_20_Text"><text:s text:c="2"/>app/</text:span></text:p>
      <text:p text:style-name="Preformatted_20_Text"><text:span text:style-name="Source_20_Text"><text:s text:c="4"/>pages/</text:span></text:p>
      <text:p text:style-name="Preformatted_20_Text"><text:span text:style-name="Source_20_Text"><text:s text:c="6"/>dashboard/</text:span></text:p>
      <text:p text:style-name="Preformatted_20_Text"><text:span text:style-name="Source_20_Text"><text:s text:c="8"/>dashboard.component.ts/html/scss</text:span></text:p>
      <text:p text:style-name="Preformatted_20_Text"><text:span text:style-name="Source_20_Text"><text:s text:c="4"/>shared/</text:span></text:p>
      <text:p text:style-name="Preformatted_20_Text"><text:span text:style-name="Source_20_Text"><text:s text:c="6"/>components/</text:span></text:p>
      <text:p text:style-name="Preformatted_20_Text"><text:span text:style-name="Source_20_Text"><text:s text:c="6"/>layout/</text:span></text:p>
      <text:p text:style-name="Preformatted_20_Text"><text:span text:style-name="Source_20_Text"><text:s text:c="8"/>sidebar/</text:span></text:p>
      <text:p text:style-name="P1"><text:span text:style-name="Source_20_Text"><text:s text:c="8"/>header/</text:span></text:p>
      <text:p text:style-name="Horizontal_20_Line"/>
      <text:h text:style-name="Heading_20_2" text:outline-level="2">✅ 6. ใส่ Sidebar + Layout system (แบบ ngx-admin)</text:h>
      <text:p text:style-name="Preformatted_20_Text"><text:span text:style-name="Source_20_Text">ng generate component shared/layout/sidebar</text:span></text:p>
      <text:p text:style-name="Preformatted_20_Text"><text:span text:style-name="Source_20_Text">ng generate component shared/layout/header</text:span></text:p>
      <text:p text:style-name="P1"><text:span text:style-name="Source_20_Text">ng generate component shared/layout/full-layout</text:span></text:p>
      <text:p text:style-name="Text_20_body">ใน <text:span text:style-name="Source_20_Text">full-layout.component.html</text:span> ใส่ layout แบบนี้:</text:p>
      <text:p text:style-name="Preformatted_20_Text"><text:span text:style-name="Source_20_Text">&lt;app-header&gt;&lt;/app-header&gt;</text:span></text:p>
      <text:p text:style-name="Preformatted_20_Text"><text:span text:style-name="Source_20_Text">&lt;div class="layout"&gt;</text:span></text:p>
      <text:p text:style-name="Preformatted_20_Text"><text:span text:style-name="Source_20_Text"><text:s text:c="2"/>&lt;app-sidebar&gt;&lt;/app-sidebar&gt;</text:span></text:p>
      <text:p text:style-name="Preformatted_20_Text"><text:span text:style-name="Source_20_Text"><text:s text:c="2"/>&lt;main class="content"&gt;</text:span></text:p>
      <text:p text:style-name="Preformatted_20_Text"><text:span text:style-name="Source_20_Text"><text:s text:c="4"/>&lt;router-outlet&gt;&lt;/router-outlet&gt;</text:span></text:p>
      <text:p text:style-name="Preformatted_20_Text"><text:span text:style-name="Source_20_Text"><text:s text:c="2"/>&lt;/main&gt;</text:span></text:p>
      <text:p text:style-name="P1"><text:span text:style-name="Source_20_Text">&lt;/div&gt;</text:span></text:p>
      <text:p text:style-name="Horizontal_20_Line"/>
      <text:h text:style-name="Heading_20_2" text:outline-level="2">✅ 7. Routing หลัก</text:h>
      <text:p text:style-name="Text_20_body">ใน <text:span text:style-name="Source_20_Text">app-routing.module.ts</text:span>:</text:p>
      <text:p text:style-name="Preformatted_20_Text"><text:span text:style-name="Source_20_Text">const routes: Routes = [</text:span></text:p>
      <text:p text:style-name="Preformatted_20_Text"><text:span text:style-name="Source_20_Text"><text:s text:c="2"/>{</text:span></text:p>
      <text:p text:style-name="Preformatted_20_Text"><text:span text:style-name="Source_20_Text"><text:s text:c="4"/>path: '',</text:span></text:p>
      <text:p text:style-name="Preformatted_20_Text"><text:span text:style-name="Source_20_Text"><text:s text:c="4"/>component: FullLayoutComponent,</text:span></text:p>
      <text:p text:style-name="Preformatted_20_Text"><text:span text:style-name="Source_20_Text"><text:s text:c="4"/>children: [</text:span></text:p>
      <text:p text:style-name="Preformatted_20_Text"><text:span text:style-name="Source_20_Text"><text:s text:c="6"/>{</text:span></text:p>
      <text:p text:style-name="Preformatted_20_Text"><text:span text:style-name="Source_20_Text"><text:s text:c="8"/>path: '',</text:span></text:p>
      <text:p text:style-name="Preformatted_20_Text"><text:span text:style-name="Source_20_Text"><text:s text:c="8"/>redirectTo: 'dashboard',</text:span></text:p>
      <text:p text:style-name="Preformatted_20_Text"><text:span text:style-name="Source_20_Text"><text:s text:c="8"/>pathMatch: 'full'</text:span></text:p>
      <text:p text:style-name="Preformatted_20_Text"><text:span text:style-name="Source_20_Text"><text:s text:c="6"/>},</text:span></text:p>
      <text:p text:style-name="Preformatted_20_Text"><text:soft-page-break/><text:span text:style-name="Source_20_Text"><text:s text:c="6"/>{</text:span></text:p>
      <text:p text:style-name="Preformatted_20_Text"><text:span text:style-name="Source_20_Text"><text:s text:c="8"/>path: 'dashboard',</text:span></text:p>
      <text:p text:style-name="Preformatted_20_Text"><text:span text:style-name="Source_20_Text"><text:s text:c="8"/>component: DashboardComponent</text:span></text:p>
      <text:p text:style-name="Preformatted_20_Text"><text:span text:style-name="Source_20_Text"><text:s text:c="6"/>}</text:span></text:p>
      <text:p text:style-name="Preformatted_20_Text"><text:span text:style-name="Source_20_Text"><text:s text:c="6"/>// เพิ่ม module อื่นได้ที่นี่</text:span></text:p>
      <text:p text:style-name="Preformatted_20_Text"><text:span text:style-name="Source_20_Text"><text:s text:c="4"/>]</text:span></text:p>
      <text:p text:style-name="Preformatted_20_Text"><text:span text:style-name="Source_20_Text"><text:s text:c="2"/>}</text:span></text:p>
      <text:p text:style-name="P1"><text:span text:style-name="Source_20_Text">];</text:span></text:p>
      <text:p text:style-name="Horizontal_20_Line"/>
      <text:h text:style-name="Heading_20_2" text:outline-level="2">✅ 8. UI Library (เช่น Nebular หรือ Tailwind หรือ PrimeNG)</text:h>
      <text:p text:style-name="Text_20_body">คุณเลือกใช้ใดก็ได้:</text:p>
      <text:h text:style-name="Heading_20_3" text:outline-level="3">🟢 ตัวอย่างใช้ Nebular:</text:h>
      <text:p text:style-name="Preformatted_20_Text"><text:span text:style-name="Source_20_Text">ng add @nebular/theme</text:span></text:p>
      <text:p text:style-name="Preformatted_20_Text"><text:span text:style-name="Source_20_Text">ng add @nebular/layout</text:span></text:p>
      <text:p text:style-name="P1"><text:span text:style-name="Source_20_Text">ng add @nebular/eva-icons</text:span></text:p>
      <text:h text:style-name="Heading_20_3" text:outline-level="3">🟦 หรือ PrimeNG:</text:h>
      <text:p text:style-name="P1"><text:span text:style-name="Source_20_Text">npm install primeng primeicons</text:span></text:p>
      <text:p text:style-name="Text_20_body">แล้ว import ใน <text:span text:style-name="Source_20_Text">app.module.ts</text:span> เช่น:</text:p>
      <text:p text:style-name="P1"><text:span text:style-name="Source_20_Text">import { ButtonModule } from 'primeng/button';</text:span></text:p>
      <text:p text:style-name="Horizontal_20_Line"/>
      <text:h text:style-name="Heading_20_2" text:outline-level="2">✅ 9. เริ่มรันโปรเจกต์</text:h>
      <text:p text:style-name="P1"><text:span text:style-name="Source_20_Text">ng serve</text:span></text:p>
      <text:p text:style-name="Horizontal_20_Line"/>
      <text:h text:style-name="Heading_20_2" text:outline-level="2">🔧 Optional: เพิ่ม Auth, Charts, Table</text:h>
      <text:list text:style-name="L2">
        <text:list-item>
          <text:p text:style-name="P3">Auth: <text:span text:style-name="Source_20_Text">@nebular/auth</text:span> หรือเขียนเอง</text:p>
        </text:list-item>
        <text:list-item>
          <text:p text:style-name="P3">Charts: <text:span text:style-name="Source_20_Text">ng2-charts</text:span> หรือ <text:span text:style-name="Source_20_Text">ngx-echarts</text:span></text:p>
        </text:list-item>
        <text:list-item>
          <text:p text:style-name="P3">Table: <text:span text:style-name="Source_20_Text">ngx-datatable</text:span>, <text:span text:style-name="Source_20_Text">primeng table</text:span> หรือ <text:span text:style-name="Source_20_Text">ag-grid</text:span></text:p>
        </text:list-item>
      </text:list>
      <text:p text:style-name="Horizontal_20_Line"/>
      <text:h text:style-name="Heading_20_2" text:outline-level="2">✅ แหล่งเรียนรู้เพิ่มเติม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รายการ</text:p>
            </table:table-cell>
            <table:table-cell table:style-name="Table1.A1" office:value-type="string">
              <text:p text:style-name="Table_20_Heading">ลิงก์</text:p>
            </table:table-cell>
          </table:table-row>
        </table:table-header-rows>
        <table:table-row>
          <table:table-cell table:style-name="Table1.A1" office:value-type="string">
            <text:p text:style-name="Table_20_Contents">ngx-admin</text:p>
          </table:table-cell>
          <table:table-cell table:style-name="Table1.A1" office:value-type="string">
            <text:p text:style-name="Table_20_Contents"><text:a xlink:type="simple" xlink:href="https://github.com/akveo/ngx-admin" text:style-name="Internet_20_link" text:visited-style-name="Visited_20_Internet_20_Link">https://github.com/akveo/ngx-admin</text:a></text:p>
          </table:table-cell>
        </table:table-row>
        <text:soft-page-break/>
        <table:table-row>
          <table:table-cell table:style-name="Table1.A1" office:value-type="string">
            <text:p text:style-name="Table_20_Contents">Tailwind + Angular</text:p>
          </table:table-cell>
          <table:table-cell table:style-name="Table1.A1" office:value-type="string">
            <text:p text:style-name="Table_20_Contents"><text:a xlink:type="simple" xlink:href="https://tailwindcss.com/docs/guides/angular" text:style-name="Internet_20_link" text:visited-style-name="Visited_20_Internet_20_Link">https://tailwindcss.com/docs/guides/angular</text:a></text:p>
          </table:table-cell>
        </table:table-row>
        <table:table-row>
          <table:table-cell table:style-name="Table1.A1" office:value-type="string">
            <text:p text:style-name="Table_20_Contents">Angular Dashboard Template ตัวอย่าง</text:p>
          </table:table-cell>
          <table:table-cell table:style-name="Table1.A1" office:value-type="string">
            <text:p text:style-name="Table_20_Contents"><text:a xlink:type="simple" xlink:href="https://www.creative-tim.com/templates/angular" text:style-name="Internet_20_link" text:visited-style-name="Visited_20_Internet_20_Link">Creative Tim - Angular Dashboard</text:a></text:p>
          </table:table-cell>
        </table:table-row>
      </table:table>
      <text:p text:style-name="Horizontal_20_Line"/>
      <text:p text:style-name="Text_20_body">หากคุณอยากได้ “template starter” ที่โครงสร้างคล้าย <text:span text:style-name="Source_20_Text">ngx-admin</text:span> แต่เรียบง่ายกว่า — บอกได้เลย เดี๋ยวสร้างตัวอย่างให้พร้อมใช้งาน 🔧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9T00:48:04.402219900</meta:creation-date>
    <dc:date>2025-06-19T00:48:05.245002500</dc:date>
    <meta:editing-duration>P0D</meta:editing-duration>
    <meta:editing-cycles>1</meta:editing-cycles>
    <meta:document-statistic meta:table-count="1" meta:image-count="0" meta:object-count="0" meta:page-count="4" meta:paragraph-count="94" meta:word-count="751" meta:character-count="2547" meta:non-whitespace-character-count="2190"/>
    <meta:generator>LibreOffice/25.2.4.3$Windows_X86_64 LibreOffice_project/33e196637044ead23f5c3226cde09b47731f7e27</meta:generator>
  </office:meta>
</office:document-meta>
</file>